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57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<text:s/>After month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Payment</text:p>
          </table:table-cell>
          <table:table-cell table:number-columns-repeated="2"/>
          <table:table-cell office:value-type="string" calcext:value-type="string">
            <text:p>Interest p.m</text:p>
          </table:table-cell>
          <table:table-cell table:formula="of:=[.$G$2]/12" office:value-type="float" office:value="0.00916666666666667" calcext:value-type="float">
            <text:p>0,00916666666666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G$3]" office:value-type="float" office:value="500000" calcext:value-type="float">
            <text:p>500000</text:p>
          </table:table-cell>
          <table:table-cell table:number-columns-repeated="3"/>
          <table:table-cell table:style-name="ce3" office:value-type="string" calcext:value-type="string">
            <text:p>Interest p.a</text:p>
          </table:table-cell>
          <table:table-cell table:formula="of:=11/100" office:value-type="float" office:value="0.11" calcext:value-type="float">
            <text:p>0,1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*(1+[.$G$1])-[.C4]" office:value-type="float" office:value="489583.333333333" calcext:value-type="float">
            <text:p>489583,333333333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office:value-type="string" calcext:value-type="string">
            <text:p>initial amount</text:p>
          </table:table-cell>
          <table:table-cell table:formula="of:=500000" office:value-type="float" office:value="500000" calcext:value-type="float">
            <text:p>5000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(1+[.$G$1])-[.C5]" office:value-type="float" office:value="479071.180555556" calcext:value-type="float">
            <text:p>479071,180555556</text:p>
          </table:table-cell>
          <table:table-cell table:formula="of:=[.C3]" office:value-type="float" office:value="15000" calcext:value-type="float">
            <text:p>15000</text:p>
          </table:table-cell>
          <table:table-cell/>
          <table:table-cell table:style-name="Default"/>
          <table:table-cell office:value-type="string" calcext:value-type="string">
            <text:p>instalment</text:p>
          </table:table-cell>
          <table:table-cell table:formula="of:=15000"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(1+[.$G$1])-[.C6]" office:value-type="float" office:value="468012.666377315" calcext:value-type="float">
            <text:p>468012,666377315</text:p>
          </table:table-cell>
          <table:table-cell table:formula="of:=[.C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(1+[.$G$1])-[.C7]" office:value-type="float" office:value="457302.782485774" calcext:value-type="float">
            <text:p>457302,782485774</text:p>
          </table:table-cell>
          <table:table-cell table:formula="of:=[.C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office:value-type="string" calcext:value-type="string">
            <text:p>penalty</text:p>
          </table:table-cell>
          <table:table-cell table:formula="of:=10000"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(1+[.$G$1])-[.C8]" office:value-type="float" office:value="446494.72465856" calcext:value-type="float">
            <text:p>446494,7246585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office:value-type="string" calcext:value-type="string">
            <text:p>Increase</text:p>
          </table:table-cell>
          <table:table-cell table:formula="of:=3/100" office:value-type="float" office:value="0.03" calcext:value-type="float">
            <text:p>0,0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(1+[.$G$1])-[.C9]" office:value-type="float" office:value="435587.59296793" calcext:value-type="float">
            <text:p>435587,59296793</text:p>
          </table:table-cell>
          <table:table-cell table:formula="of:=[.C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(1+[.$G$1])-[.C10]" office:value-type="float" office:value="424130.479236803" calcext:value-type="float">
            <text:p>424130,479236803</text:p>
          </table:table-cell>
          <table:table-cell table:formula="of:=[.C8]" office:value-type="float" office:value="15000" calcext:value-type="float">
            <text:p>15000</text:p>
          </table:table-cell>
          <table:table-cell/>
          <table:table-cell table:style-name="Default"/>
          <table:table-cell office:value-type="string" calcext:value-type="string">
            <text:p>Question 1.1</text:p>
          </table:table-cell>
          <table:table-cell table:formula="of:=[.A45]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(1+[.$G$1])-[.C11]" office:value-type="float" office:value="413018.34196314" calcext:value-type="float">
            <text:p>413018,34196314</text:p>
          </table:table-cell>
          <table:table-cell table:formula="of:=[.C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(1+[.$G$1])-[.C12]" office:value-type="float" office:value="401804.343431136" calcext:value-type="float">
            <text:p>401804,34343113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(1+[.$G$1])-[.C13]" office:value-type="float" office:value="390487.549912588" calcext:value-type="float">
            <text:p>390487,549912588</text:p>
          </table:table-cell>
          <table:table-cell table:formula="of:=[.C1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(1+[.$G$1])-[.C14]" office:value-type="float" office:value="378617.01912012" calcext:value-type="float">
            <text:p>378617,01912012</text:p>
          </table:table-cell>
          <table:table-cell table:formula="of:=[.C1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(1+[.$G$1])-[.C15]" office:value-type="float" office:value="367087.675128721" calcext:value-type="float">
            <text:p>367087,675128721</text:p>
          </table:table-cell>
          <table:table-cell table:formula="of:=[.C1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(1+[.$G$1])-[.C16]" office:value-type="float" office:value="355452.645484068" calcext:value-type="float">
            <text:p>355452,64548406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(1+[.$G$1])-[.C17]" office:value-type="float" office:value="343710.961401005" calcext:value-type="float">
            <text:p>343710,961401005</text:p>
          </table:table-cell>
          <table:table-cell table:formula="of:=[.C1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*(1+[.$G$1])-[.C18]" office:value-type="float" office:value="331411.645213848" calcext:value-type="float">
            <text:p>331411,645213848</text:p>
          </table:table-cell>
          <table:table-cell table:formula="of:=[.C1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17]*(1+[.$G$1])+10000)" office:value-type="float" office:value="344449.585294975" calcext:value-type="float">
            <text:p>344449,585294975</text:p>
          </table:table-cell>
          <table:table-cell table:formula="of:=[.C1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(1+[.$G$1])-[.C20]" office:value-type="float" office:value="332607.039826845" calcext:value-type="float">
            <text:p>332607,03982684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(1+[.$G$1])-[.C21]" office:value-type="float" office:value="320655.937691925" calcext:value-type="float">
            <text:p>320655,937691925</text:p>
          </table:table-cell>
          <table:table-cell table:formula="of:=[.C1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(1+[.$G$1])+10000" office:value-type="float" office:value="333595.283787434" calcext:value-type="float">
            <text:p>333595,283787434</text:p>
          </table:table-cell>
          <table:table-cell table:formula="of:=[.C2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*(1+[.$G$1])-[.C23]" office:value-type="float" office:value="321653.240555486" calcext:value-type="float">
            <text:p>321653,240555486</text:p>
          </table:table-cell>
          <table:table-cell table:formula="of:=[.C2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*(1+[.$G$1])-[.C24]" office:value-type="float" office:value="309601.728593911" calcext:value-type="float">
            <text:p>309601,72859391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*(1+[.$G$1])-[.C25]" office:value-type="float" office:value="297439.744439355" calcext:value-type="float">
            <text:p>297439,744439355</text:p>
          </table:table-cell>
          <table:table-cell table:formula="of:=[.C2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*(1+[.$G$1])-[.C26]" office:value-type="float" office:value="284716.275430049" calcext:value-type="float">
            <text:p>284716,275430049</text:p>
          </table:table-cell>
          <table:table-cell table:formula="of:=[.C2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*(1+[.$G$1])-[.C27]" office:value-type="float" office:value="272326.174621491" calcext:value-type="float">
            <text:p>272326,174621491</text:p>
          </table:table-cell>
          <table:table-cell table:formula="of:=[.C2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*(1+[.$G$1])-[.C28]" office:value-type="float" office:value="259822.497888855" calcext:value-type="float">
            <text:p>259822,49788885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*(1+[.$G$1])-[.C29]" office:value-type="float" office:value="247204.204119503" calcext:value-type="float">
            <text:p>247204,204119503</text:p>
          </table:table-cell>
          <table:table-cell table:formula="of:=[.C2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*(1+[.$G$1])-[.C30]" office:value-type="float" office:value="234020.242657265" calcext:value-type="float">
            <text:p>234020,242657265</text:p>
          </table:table-cell>
          <table:table-cell table:formula="of:=[.C2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*(1+[.$G$1])-[.C31]" office:value-type="float" office:value="221165.428214957" calcext:value-type="float">
            <text:p>221165,428214957</text:p>
          </table:table-cell>
          <table:table-cell table:formula="of:=[.C2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*(1+[.$G$1])-[.C32]" office:value-type="float" office:value="208192.777973594" calcext:value-type="float">
            <text:p>208192,777973594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*(1+[.$G$1])-[.C33]" office:value-type="float" office:value="195101.211771685" calcext:value-type="float">
            <text:p>195101,211771685</text:p>
          </table:table-cell>
          <table:table-cell table:formula="of:=[.C3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*(1+[.$G$1])-[.C34]" office:value-type="float" office:value="181439.639546259" calcext:value-type="float">
            <text:p>181439,639546259</text:p>
          </table:table-cell>
          <table:table-cell table:formula="of:=[.C3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*(1+[.$G$1])-[.C35]" office:value-type="float" office:value="168102.8362421" calcext:value-type="float">
            <text:p>168102,8362421</text:p>
          </table:table-cell>
          <table:table-cell table:formula="of:=[.C3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*(1+[.$G$1])-[.C36]" office:value-type="float" office:value="154643.778907652" calcext:value-type="float">
            <text:p>154643,778907652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*(1+[.$G$1])-[.C37]" office:value-type="float" office:value="141061.346880972" calcext:value-type="float">
            <text:p>141061,346880972</text:p>
          </table:table-cell>
          <table:table-cell table:formula="of:=[.C3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*(1+[.$G$1])-[.C38]" office:value-type="float" office:value="126904.409227381" calcext:value-type="float">
            <text:p>126904,409227381</text:p>
          </table:table-cell>
          <table:table-cell table:formula="of:=[.C3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*(1+[.$G$1])-[.C39]" office:value-type="float" office:value="113067.699645299" calcext:value-type="float">
            <text:p>113067,699645299</text:p>
          </table:table-cell>
          <table:table-cell table:formula="of:=[.C3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*(1+[.$G$1])-[.C40]" office:value-type="float" office:value="99104.1535587143" calcext:value-type="float">
            <text:p>99104,1535587143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*(1+[.$G$1])-[.C41]" office:value-type="float" office:value="85012.6082996692" calcext:value-type="float">
            <text:p>85012,6082996692</text:p>
          </table:table-cell>
          <table:table-cell table:formula="of:=[.C3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*(1+[.$G$1])-[.C42]" office:value-type="float" office:value="70341.8905424162" calcext:value-type="float">
            <text:p>70341,8905424162</text:p>
          </table:table-cell>
          <table:table-cell table:formula="of:=[.C4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*(1+[.$G$1])-[.C43]" office:value-type="float" office:value="55986.6912057217" calcext:value-type="float">
            <text:p>55986,6912057217</text:p>
          </table:table-cell>
          <table:table-cell table:formula="of:=[.C4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*(1+[.$G$1])-[.C44]" office:value-type="float" office:value="41499.9025417741" calcext:value-type="float">
            <text:p>41499,902541774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*(1+[.$G$1])-[.C45]" office:value-type="float" office:value="26880.3183150737" calcext:value-type="float">
            <text:p>26880,3183150737</text:p>
          </table:table-cell>
          <table:table-cell table:formula="of:=[.C4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*(1+[.$G$1])-[.C46]" office:value-type="float" office:value="11676.7212329619" calcext:value-type="float">
            <text:p>11676,7212329619</text:p>
          </table:table-cell>
          <table:table-cell table:formula="of:=[.C4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*(1+[.$G$1])-[.C47]" office:value-type="float" office:value="-3216.24215573594" calcext:value-type="float">
            <text:p>-3216,24215573594</text:p>
          </table:table-cell>
          <table:table-cell table:formula="of:=[.C4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*(1+[.$G$1])-[.C48]" office:value-type="float" office:value="-18245.7243754969" calcext:value-type="float">
            <text:p>-18245,724375496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*(1+[.$G$1])-[.C49]" office:value-type="float" office:value="-33412.9768489389" calcext:value-type="float">
            <text:p>-33412,9768489389</text:p>
          </table:table-cell>
          <table:table-cell table:formula="of:=[.C4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*(1+[.$G$1])-[.C50]" office:value-type="float" office:value="-49169.2624700542" calcext:value-type="float">
            <text:p>-49169,2624700542</text:p>
          </table:table-cell>
          <table:table-cell table:formula="of:=[.C4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*(1+[.$G$1])-[.C51]" office:value-type="float" office:value="-64619.980709363" calcext:value-type="float">
            <text:p>-64619,980709363</text:p>
          </table:table-cell>
          <table:table-cell table:formula="of:=[.C4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*(1+[.$G$1])-[.C52]" office:value-type="float" office:value="-80212.3305325322" calcext:value-type="float">
            <text:p>-80212,3305325322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*(1+[.$G$1])-[.C53]" office:value-type="float" office:value="-95947.6102290804" calcext:value-type="float">
            <text:p>-95947,6102290804</text:p>
          </table:table-cell>
          <table:table-cell table:formula="of:=[.C5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*(1+[.$G$1])-[.C54]" office:value-type="float" office:value="-112277.129989514" calcext:value-type="float">
            <text:p>-112277,129989514</text:p>
          </table:table-cell>
          <table:table-cell table:formula="of:=[.C5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*(1+[.$G$1])-[.C55]" office:value-type="float" office:value="-128306.337014418" calcext:value-type="float">
            <text:p>-128306,337014418</text:p>
          </table:table-cell>
          <table:table-cell table:formula="of:=[.C5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*(1+[.$G$1])-[.C56]" office:value-type="float" office:value="-144482.47843705" calcext:value-type="float">
            <text:p>-144482,4784370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*(1+[.$G$1])-[.C57]" office:value-type="float" office:value="-160806.901156056" calcext:value-type="float">
            <text:p>-160806,901156056</text:p>
          </table:table-cell>
          <table:table-cell table:formula="of:=[.C5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*(1+[.$G$1])-[.C58]" office:value-type="float" office:value="-177730.964416653" calcext:value-type="float">
            <text:p>-177730,964416653</text:p>
          </table:table-cell>
          <table:table-cell table:formula="of:=[.C5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*(1+[.$G$1])-[.C59]" office:value-type="float" office:value="-194360.164923806" calcext:value-type="float">
            <text:p>-194360,164923806</text:p>
          </table:table-cell>
          <table:table-cell table:formula="of:=[.C5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*(1+[.$G$1])-[.C60]" office:value-type="float" office:value="-211141.799768941" calcext:value-type="float">
            <text:p>-211141,79976894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*(1+[.$G$1])-[.C61]" office:value-type="float" office:value="-228077.266266823" calcext:value-type="float">
            <text:p>-228077,266266823</text:p>
          </table:table-cell>
          <table:table-cell table:formula="of:=[.C5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*(1+[.$G$1])-[.C62]" office:value-type="float" office:value="-245617.974540935" calcext:value-type="float">
            <text:p>-245617,974540935</text:p>
          </table:table-cell>
          <table:table-cell table:formula="of:=[.C6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*(1+[.$G$1])-[.C63]" office:value-type="float" office:value="-262869.472640894" calcext:value-type="float">
            <text:p>-262869,472640894</text:p>
          </table:table-cell>
          <table:table-cell table:formula="of:=[.C6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*(1+[.$G$1])-[.C64]" office:value-type="float" office:value="-280279.109473436" calcext:value-type="float">
            <text:p>-280279,10947343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*(1+[.$G$1])-[.C65]" office:value-type="float" office:value="-297848.334643609" calcext:value-type="float">
            <text:p>-297848,334643609</text:p>
          </table:table-cell>
          <table:table-cell table:formula="of:=[.C6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*(1+[.$G$1])-[.C66]" office:value-type="float" office:value="-316028.611044509" calcext:value-type="float">
            <text:p>-316028,611044509</text:p>
          </table:table-cell>
          <table:table-cell table:formula="of:=[.C6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*(1+[.$G$1])-[.C67]" office:value-type="float" office:value="-333925.539979083" calcext:value-type="float">
            <text:p>-333925,539979083</text:p>
          </table:table-cell>
          <table:table-cell table:formula="of:=[.C6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*(1+[.$G$1])-[.C68]" office:value-type="float" office:value="-351986.524095558" calcext:value-type="float">
            <text:p>-351986,52409555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*(1+[.$G$1])-[.C69]" office:value-type="float" office:value="-370213.067233101" calcext:value-type="float">
            <text:p>-370213,067233101</text:p>
          </table:table-cell>
          <table:table-cell table:formula="of:=[.C6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*(1+[.$G$1])-[.C70]" office:value-type="float" office:value="-389056.687016071" calcext:value-type="float">
            <text:p>-389056,687016071</text:p>
          </table:table-cell>
          <table:table-cell table:formula="of:=[.C6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*(1+[.$G$1])-[.C71]" office:value-type="float" office:value="-407623.039980385" calcext:value-type="float">
            <text:p>-407623,039980385</text:p>
          </table:table-cell>
          <table:table-cell table:formula="of:=[.C6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*(1+[.$G$1])-[.C72]" office:value-type="float" office:value="-426359.584513539" calcext:value-type="float">
            <text:p>-426359,58451353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*(1+[.$G$1])-[.C73]" office:value-type="float" office:value="-445267.880704913" calcext:value-type="float">
            <text:p>-445267,880704913</text:p>
          </table:table-cell>
          <table:table-cell table:formula="of:=[.C7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*(1+[.$G$1])-[.C74]" office:value-type="float" office:value="-464799.502944708" calcext:value-type="float">
            <text:p>-464799,502944708</text:p>
          </table:table-cell>
          <table:table-cell table:formula="of:=[.C7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*(1+[.$G$1])-[.C75]" office:value-type="float" office:value="-484060.165055034" calcext:value-type="float">
            <text:p>-484060,165055034</text:p>
          </table:table-cell>
          <table:table-cell table:formula="of:=[.C7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*(1+[.$G$1])-[.C76]" office:value-type="float" office:value="-503497.383234706" calcext:value-type="float">
            <text:p>-503497,38323470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*(1+[.$G$1])-[.C77]" office:value-type="float" office:value="-523112.775914357" calcext:value-type="float">
            <text:p>-523112,775914357</text:p>
          </table:table-cell>
          <table:table-cell table:formula="of:=[.C7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*(1+[.$G$1])-[.C78]" office:value-type="float" office:value="-543357.976360239" calcext:value-type="float">
            <text:p>-543357,976360239</text:p>
          </table:table-cell>
          <table:table-cell table:formula="of:=[.C7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*(1+[.$G$1])-[.C79]" office:value-type="float" office:value="-563338.757810208" calcext:value-type="float">
            <text:p>-563338,757810208</text:p>
          </table:table-cell>
          <table:table-cell table:formula="of:=[.C7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*(1+[.$G$1])-[.C80]" office:value-type="float" office:value="-583502.696423468" calcext:value-type="float">
            <text:p>-583502,69642346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*(1+[.$G$1])-[.C81]" office:value-type="float" office:value="-603851.471140683" calcext:value-type="float">
            <text:p>-603851,471140683</text:p>
          </table:table-cell>
          <table:table-cell table:formula="of:=[.C7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*(1+[.$G$1])-[.C82]" office:value-type="float" office:value="-624836.776292806" calcext:value-type="float">
            <text:p>-624836,776292806</text:p>
          </table:table-cell>
          <table:table-cell table:formula="of:=[.C8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*(1+[.$G$1])-[.C83]" office:value-type="float" office:value="-645564.446742157" calcext:value-type="float">
            <text:p>-645564,446742157</text:p>
          </table:table-cell>
          <table:table-cell table:formula="of:=[.C8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*(1+[.$G$1])-[.C84]" office:value-type="float" office:value="-666482.120837293" calcext:value-type="float">
            <text:p>-666482,120837293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*(1+[.$G$1])-[.C85]" office:value-type="float" office:value="-687591.540278302" calcext:value-type="float">
            <text:p>-687591,540278302</text:p>
          </table:table-cell>
          <table:table-cell table:formula="of:=[.C8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*(1+[.$G$1])-[.C86]" office:value-type="float" office:value="-709344.462730853" calcext:value-type="float">
            <text:p>-709344,462730853</text:p>
          </table:table-cell>
          <table:table-cell table:formula="of:=[.C8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*(1+[.$G$1])-[.C87]" office:value-type="float" office:value="-730846.786972553" calcext:value-type="float">
            <text:p>-730846,786972553</text:p>
          </table:table-cell>
          <table:table-cell table:formula="of:=[.C8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*(1+[.$G$1])-[.C88]" office:value-type="float" office:value="-752546.215853134" calcext:value-type="float">
            <text:p>-752546,215853134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*(1+[.$G$1])-[.C89]" office:value-type="float" office:value="-774444.556165122" calcext:value-type="float">
            <text:p>-774444,556165122</text:p>
          </table:table-cell>
          <table:table-cell table:formula="of:=[.C8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*(1+[.$G$1])-[.C90]" office:value-type="float" office:value="-796993.631263302" calcext:value-type="float">
            <text:p>-796993,631263302</text:p>
          </table:table-cell>
          <table:table-cell table:formula="of:=[.C8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*(1+[.$G$1])-[.C91]" office:value-type="float" office:value="-819299.406216549" calcext:value-type="float">
            <text:p>-819299,406216549</text:p>
          </table:table-cell>
          <table:table-cell table:formula="of:=[.C8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*(1+[.$G$1])-[.C92]" office:value-type="float" office:value="-841809.650773534" calcext:value-type="float">
            <text:p>-841809,650773534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*(1+[.$G$1])-[.C93]" office:value-type="float" office:value="-864526.239238958" calcext:value-type="float">
            <text:p>-864526,239238958</text:p>
          </table:table-cell>
          <table:table-cell table:formula="of:=[.C9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*(1+[.$G$1])-[.C94]" office:value-type="float" office:value="-887901.063098649" calcext:value-type="float">
            <text:p>-887901,063098649</text:p>
          </table:table-cell>
          <table:table-cell table:formula="of:=[.C9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*(1+[.$G$1])-[.C95]" office:value-type="float" office:value="-911040.156177053" calcext:value-type="float">
            <text:p>-911040,156177053</text:p>
          </table:table-cell>
          <table:table-cell table:formula="of:=[.C9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*(1+[.$G$1])-[.C96]" office:value-type="float" office:value="-934391.357608676" calcext:value-type="float">
            <text:p>-934391,35760867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*(1+[.$G$1])-[.C97]" office:value-type="float" office:value="-957956.611720089" calcext:value-type="float">
            <text:p>-957956,611720089</text:p>
          </table:table-cell>
          <table:table-cell table:formula="of:=[.C9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*(1+[.$G$1])-[.C98]" office:value-type="float" office:value="-982187.880660857" calcext:value-type="float">
            <text:p>-982187,880660857</text:p>
          </table:table-cell>
          <table:table-cell table:formula="of:=[.C9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*(1+[.$G$1])-[.C99]" office:value-type="float" office:value="-1006191.26956691" calcext:value-type="float">
            <text:p>-1006191,26956691</text:p>
          </table:table-cell>
          <table:table-cell table:formula="of:=[.C9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*(1+[.$G$1])-[.C100]" office:value-type="float" office:value="-1030414.68953794" calcext:value-type="float">
            <text:p>-1030414,68953794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*(1+[.$G$1])-[.C101]" office:value-type="float" office:value="-1054860.15752538" calcext:value-type="float">
            <text:p>-1054860,15752538</text:p>
          </table:table-cell>
          <table:table-cell table:formula="of:=[.C9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*(1+[.$G$1])-[.C102]" office:value-type="float" office:value="-1079979.70896936" calcext:value-type="float">
            <text:p>-1079979,70896936</text:p>
          </table:table-cell>
          <table:table-cell table:formula="of:=[.C10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*(1+[.$G$1])-[.C103]" office:value-type="float" office:value="-1104879.52296824" calcext:value-type="float">
            <text:p>-1104879,52296824</text:p>
          </table:table-cell>
          <table:table-cell table:formula="of:=[.C10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*(1+[.$G$1])-[.C104]" office:value-type="float" office:value="-1130007.58526212" calcext:value-type="float">
            <text:p>-1130007,58526212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*(1+[.$G$1])-[.C105]" office:value-type="float" office:value="-1155365.98812702" calcext:value-type="float">
            <text:p>-1155365,98812702</text:p>
          </table:table-cell>
          <table:table-cell table:formula="of:=[.C10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*(1+[.$G$1])-[.C106]" office:value-type="float" office:value="-1181406.84301819" calcext:value-type="float">
            <text:p>-1181406,84301819</text:p>
          </table:table-cell>
          <table:table-cell table:formula="of:=[.C10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*(1+[.$G$1])-[.C107]" office:value-type="float" office:value="-1207236.40574585" calcext:value-type="float">
            <text:p>-1207236,40574585</text:p>
          </table:table-cell>
          <table:table-cell table:formula="of:=[.C10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*(1+[.$G$1])-[.C108]" office:value-type="float" office:value="-1233302.73946519" calcext:value-type="float">
            <text:p>-1233302,7394651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*(1+[.$G$1])-[.C109]" office:value-type="float" office:value="-1259608.01457696" calcext:value-type="float">
            <text:p>-1259608,01457696</text:p>
          </table:table-cell>
          <table:table-cell table:formula="of:=[.C10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*(1+[.$G$1])-[.C110]" office:value-type="float" office:value="-1286604.42137725" calcext:value-type="float">
            <text:p>-1286604,42137725</text:p>
          </table:table-cell>
          <table:table-cell table:formula="of:=[.C10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*(1+[.$G$1])-[.C111]" office:value-type="float" office:value="-1313398.29523987" calcext:value-type="float">
            <text:p>-1313398,29523987</text:p>
          </table:table-cell>
          <table:table-cell table:formula="of:=[.C10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*(1+[.$G$1])-[.C112]" office:value-type="float" office:value="-1340437.7796129" calcext:value-type="float">
            <text:p>-1340437,779612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*(1+[.$G$1])-[.C113]" office:value-type="float" office:value="-1367725.12592602" calcext:value-type="float">
            <text:p>-1367725,12592602</text:p>
          </table:table-cell>
          <table:table-cell table:formula="of:=[.C11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*(1+[.$G$1])-[.C114]" office:value-type="float" office:value="-1395712.60624701" calcext:value-type="float">
            <text:p>-1395712,60624701</text:p>
          </table:table-cell>
          <table:table-cell table:formula="of:=[.C11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*(1+[.$G$1])-[.C115]" office:value-type="float" office:value="-1423506.63847094" calcext:value-type="float">
            <text:p>-1423506,63847094</text:p>
          </table:table-cell>
          <table:table-cell table:formula="of:=[.C11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*(1+[.$G$1])-[.C116]" office:value-type="float" office:value="-1451555.44932359" calcext:value-type="float">
            <text:p>-1451555,4493235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*(1+[.$G$1])-[.C117]" office:value-type="float" office:value="-1479861.37427572" calcext:value-type="float">
            <text:p>-1479861,37427572</text:p>
          </table:table-cell>
          <table:table-cell table:formula="of:=[.C11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*(1+[.$G$1])-[.C118]" office:value-type="float" office:value="-1508876.77020658" calcext:value-type="float">
            <text:p>-1508876,77020658</text:p>
          </table:table-cell>
          <table:table-cell table:formula="of:=[.C11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*(1+[.$G$1])-[.C119]" office:value-type="float" office:value="-1537708.14060015" calcext:value-type="float">
            <text:p>-1537708,14060015</text:p>
          </table:table-cell>
          <table:table-cell table:formula="of:=[.C11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*(1+[.$G$1])-[.C120]" office:value-type="float" office:value="-1566803.79855565" calcext:value-type="float">
            <text:p>-1566803,7985556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*(1+[.$G$1])-[.C121]" office:value-type="float" office:value="-1596166.16670907" calcext:value-type="float">
            <text:p>-1596166,16670907</text:p>
          </table:table-cell>
          <table:table-cell table:formula="of:=[.C11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*(1+[.$G$1])-[.C122]" office:value-type="float" office:value="-1626247.68990391" calcext:value-type="float">
            <text:p>-1626247,68990391</text:p>
          </table:table-cell>
          <table:table-cell table:formula="of:=[.C12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*(1+[.$G$1])-[.C123]" office:value-type="float" office:value="-1656154.96039469" calcext:value-type="float">
            <text:p>-1656154,96039469</text:p>
          </table:table-cell>
          <table:table-cell table:formula="of:=[.C12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*(1+[.$G$1])-[.C124]" office:value-type="float" office:value="-1686336.38086498" calcext:value-type="float">
            <text:p>-1686336,3808649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*(1+[.$G$1])-[.C125]" office:value-type="float" office:value="-1716794.46435624" calcext:value-type="float">
            <text:p>-1716794,46435624</text:p>
          </table:table-cell>
          <table:table-cell table:formula="of:=[.C12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*(1+[.$G$1])-[.C126]" office:value-type="float" office:value="-1747981.74694617" calcext:value-type="float">
            <text:p>-1747981,74694617</text:p>
          </table:table-cell>
          <table:table-cell table:formula="of:=[.C12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*(1+[.$G$1])-[.C127]" office:value-type="float" office:value="-1779004.91295985" calcext:value-type="float">
            <text:p>-1779004,91295985</text:p>
          </table:table-cell>
          <table:table-cell table:formula="of:=[.C12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*(1+[.$G$1])-[.C128]" office:value-type="float" office:value="-1810312.45799531" calcext:value-type="float">
            <text:p>-1810312,4579953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*(1+[.$G$1])-[.C129]" office:value-type="float" office:value="-1841906.98886027" calcext:value-type="float">
            <text:p>-1841906,98886027</text:p>
          </table:table-cell>
          <table:table-cell table:formula="of:=[.C12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*(1+[.$G$1])-[.C130]" office:value-type="float" office:value="-1874241.13625816" calcext:value-type="float">
            <text:p>-1874241,13625816</text:p>
          </table:table-cell>
          <table:table-cell table:formula="of:=[.C12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*(1+[.$G$1])-[.C131]" office:value-type="float" office:value="-1906421.68000719" calcext:value-type="float">
            <text:p>-1906421,68000719</text:p>
          </table:table-cell>
          <table:table-cell table:formula="of:=[.C12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*(1+[.$G$1])-[.C132]" office:value-type="float" office:value="-1938897.21207392" calcext:value-type="float">
            <text:p>-1938897,21207392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*(1+[.$G$1])-[.C133]" office:value-type="float" office:value="-1971670.43651793" calcext:value-type="float">
            <text:p>-1971670,43651793</text:p>
          </table:table-cell>
          <table:table-cell table:formula="of:=[.C13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*(1+[.$G$1])-[.C134]" office:value-type="float" office:value="-2005194.08218601" calcext:value-type="float">
            <text:p>-2005194,08218601</text:p>
          </table:table-cell>
          <table:table-cell table:formula="of:=[.C13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*(1+[.$G$1])-[.C135]" office:value-type="float" office:value="-2038575.02793939" calcext:value-type="float">
            <text:p>-2038575,02793939</text:p>
          </table:table-cell>
          <table:table-cell table:formula="of:=[.C13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*(1+[.$G$1])-[.C136]" office:value-type="float" office:value="-2072261.9656955" calcext:value-type="float">
            <text:p>-2072261,965695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*(1+[.$G$1])-[.C137]" office:value-type="float" office:value="-2106257.70038104" calcext:value-type="float">
            <text:p>-2106257,70038104</text:p>
          </table:table-cell>
          <table:table-cell table:formula="of:=[.C13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*(1+[.$G$1])-[.C138]" office:value-type="float" office:value="-2141015.06263453" calcext:value-type="float">
            <text:p>-2141015,06263453</text:p>
          </table:table-cell>
          <table:table-cell table:formula="of:=[.C13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*(1+[.$G$1])-[.C139]" office:value-type="float" office:value="-2175641.03404202" calcext:value-type="float">
            <text:p>-2175641,03404202</text:p>
          </table:table-cell>
          <table:table-cell table:formula="of:=[.C13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*(1+[.$G$1])-[.C140]" office:value-type="float" office:value="-2210584.4101874" calcext:value-type="float">
            <text:p>-2210584,4101874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*(1+[.$G$1])-[.C141]" office:value-type="float" office:value="-2245848.10061412" calcext:value-type="float">
            <text:p>-2245848,10061412</text:p>
          </table:table-cell>
          <table:table-cell table:formula="of:=[.C13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*(1+[.$G$1])-[.C142]" office:value-type="float" office:value="-2281885.04153641" calcext:value-type="float">
            <text:p>-2281885,04153641</text:p>
          </table:table-cell>
          <table:table-cell table:formula="of:=[.C14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*(1+[.$G$1])-[.C143]" office:value-type="float" office:value="-2317802.32108383" calcext:value-type="float">
            <text:p>-2317802,32108383</text:p>
          </table:table-cell>
          <table:table-cell table:formula="of:=[.C14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*(1+[.$G$1])-[.C144]" office:value-type="float" office:value="-2354048.84236043" calcext:value-type="float">
            <text:p>-2354048,84236043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*(1+[.$G$1])-[.C145]" office:value-type="float" office:value="-2390627.6234154" calcext:value-type="float">
            <text:p>-2390627,6234154</text:p>
          </table:table-cell>
          <table:table-cell table:formula="of:=[.C14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*(1+[.$G$1])-[.C146]" office:value-type="float" office:value="-2427991.70996338" calcext:value-type="float">
            <text:p>-2427991,70996338</text:p>
          </table:table-cell>
          <table:table-cell table:formula="of:=[.C14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*(1+[.$G$1])-[.C147]" office:value-type="float" office:value="-2465248.30063804" calcext:value-type="float">
            <text:p>-2465248,30063804</text:p>
          </table:table-cell>
          <table:table-cell table:formula="of:=[.C14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*(1+[.$G$1])-[.C148]" office:value-type="float" office:value="-2502846.41006056" calcext:value-type="float">
            <text:p>-2502846,4100605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*(1+[.$G$1])-[.C149]" office:value-type="float" office:value="-2540789.16881945" calcext:value-type="float">
            <text:p>-2540789,16881945</text:p>
          </table:table-cell>
          <table:table-cell table:formula="of:=[.C14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*(1+[.$G$1])-[.C150]" office:value-type="float" office:value="-2579529.73620029" calcext:value-type="float">
            <text:p>-2579529,73620029</text:p>
          </table:table-cell>
          <table:table-cell table:formula="of:=[.C14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*(1+[.$G$1])-[.C151]" office:value-type="float" office:value="-2618175.4254488" calcext:value-type="float">
            <text:p>-2618175,4254488</text:p>
          </table:table-cell>
          <table:table-cell table:formula="of:=[.C14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*(1+[.$G$1])-[.C152]" office:value-type="float" office:value="-2657175.36684874" calcext:value-type="float">
            <text:p>-2657175,36684874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*(1+[.$G$1])-[.C153]" office:value-type="float" office:value="-2696532.80771152" calcext:value-type="float">
            <text:p>-2696532,80771152</text:p>
          </table:table-cell>
          <table:table-cell table:formula="of:=[.C15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*(1+[.$G$1])-[.C154]" office:value-type="float" office:value="-2736701.02511555" calcext:value-type="float">
            <text:p>-2736701,02511555</text:p>
          </table:table-cell>
          <table:table-cell table:formula="of:=[.C15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*(1+[.$G$1])-[.C155]" office:value-type="float" office:value="-2776787.45117911" calcext:value-type="float">
            <text:p>-2776787,45117911</text:p>
          </table:table-cell>
          <table:table-cell table:formula="of:=[.C15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*(1+[.$G$1])-[.C156]" office:value-type="float" office:value="-2817241.33614825" calcext:value-type="float">
            <text:p>-2817241,3361482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*(1+[.$G$1])-[.C157]" office:value-type="float" office:value="-2858066.04839627" calcext:value-type="float">
            <text:p>-2858066,04839627</text:p>
          </table:table-cell>
          <table:table-cell table:formula="of:=[.C15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*(1+[.$G$1])-[.C158]" office:value-type="float" office:value="-2899714.98717324" calcext:value-type="float">
            <text:p>-2899714,98717324</text:p>
          </table:table-cell>
          <table:table-cell table:formula="of:=[.C15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*(1+[.$G$1])-[.C159]" office:value-type="float" office:value="-2941295.707889" calcext:value-type="float">
            <text:p>-2941295,707889</text:p>
          </table:table-cell>
          <table:table-cell table:formula="of:=[.C15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*(1+[.$G$1])-[.C160]" office:value-type="float" office:value="-2983257.58521131" calcext:value-type="float">
            <text:p>-2983257,5852113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*(1+[.$G$1])-[.C161]" office:value-type="float" office:value="-3025604.11307575" calcext:value-type="float">
            <text:p>-3025604,11307575</text:p>
          </table:table-cell>
          <table:table-cell table:formula="of:=[.C15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*(1+[.$G$1])-[.C162]" office:value-type="float" office:value="-3068788.81744561" calcext:value-type="float">
            <text:p>-3068788,81744561</text:p>
          </table:table-cell>
          <table:table-cell table:formula="of:=[.C16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*(1+[.$G$1])-[.C163]" office:value-type="float" office:value="-3111919.38160553" calcext:value-type="float">
            <text:p>-3111919,38160553</text:p>
          </table:table-cell>
          <table:table-cell table:formula="of:=[.C16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*(1+[.$G$1])-[.C164]" office:value-type="float" office:value="-3155445.30927025" calcext:value-type="float">
            <text:p>-3155445,3092702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*(1+[.$G$1])-[.C165]" office:value-type="float" office:value="-3199370.22460522" calcext:value-type="float">
            <text:p>-3199370,22460522</text:p>
          </table:table-cell>
          <table:table-cell table:formula="of:=[.C16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*(1+[.$G$1])-[.C166]" office:value-type="float" office:value="-3244147.78499744" calcext:value-type="float">
            <text:p>-3244147,78499744</text:p>
          </table:table-cell>
          <table:table-cell table:formula="of:=[.C16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*(1+[.$G$1])-[.C167]" office:value-type="float" office:value="-3288885.80635992" calcext:value-type="float">
            <text:p>-3288885,80635992</text:p>
          </table:table-cell>
          <table:table-cell table:formula="of:=[.C16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*(1+[.$G$1])-[.C168]" office:value-type="float" office:value="-3334033.92625155" calcext:value-type="float">
            <text:p>-3334033,9262515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*(1+[.$G$1])-[.C169]" office:value-type="float" office:value="-3379595.90390886" calcext:value-type="float">
            <text:p>-3379595,90390886</text:p>
          </table:table-cell>
          <table:table-cell table:formula="of:=[.C16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*(1+[.$G$1])-[.C170]" office:value-type="float" office:value="-3426025.53302802" calcext:value-type="float">
            <text:p>-3426025,53302802</text:p>
          </table:table-cell>
          <table:table-cell table:formula="of:=[.C16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*(1+[.$G$1])-[.C171]" office:value-type="float" office:value="-3472430.76708078" calcext:value-type="float">
            <text:p>-3472430,76708078</text:p>
          </table:table-cell>
          <table:table-cell table:formula="of:=[.C16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*(1+[.$G$1])-[.C172]" office:value-type="float" office:value="-3519261.38244568" calcext:value-type="float">
            <text:p>-3519261,3824456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*(1+[.$G$1])-[.C173]" office:value-type="float" office:value="-3566521.27845144" calcext:value-type="float">
            <text:p>-3566521,27845144</text:p>
          </table:table-cell>
          <table:table-cell table:formula="of:=[.C17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*(1+[.$G$1])-[.C174]" office:value-type="float" office:value="-3614664.39017058" calcext:value-type="float">
            <text:p>-3614664,39017058</text:p>
          </table:table-cell>
          <table:table-cell table:formula="of:=[.C17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*(1+[.$G$1])-[.C175]" office:value-type="float" office:value="-3662798.81374714" calcext:value-type="float">
            <text:p>-3662798,81374714</text:p>
          </table:table-cell>
          <table:table-cell table:formula="of:=[.C17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*(1+[.$G$1])-[.C176]" office:value-type="float" office:value="-3711374.46953982" calcext:value-type="float">
            <text:p>-3711374,46953982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*(1+[.$G$1])-[.C177]" office:value-type="float" office:value="-3760395.40217727" calcext:value-type="float">
            <text:p>-3760395,40217727</text:p>
          </table:table-cell>
          <table:table-cell table:formula="of:=[.C17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*(1+[.$G$1])-[.C178]" office:value-type="float" office:value="-3810315.6933639" calcext:value-type="float">
            <text:p>-3810315,6933639</text:p>
          </table:table-cell>
          <table:table-cell table:formula="of:=[.C17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*(1+[.$G$1])-[.C179]" office:value-type="float" office:value="-3860243.58721973" calcext:value-type="float">
            <text:p>-3860243,58721973</text:p>
          </table:table-cell>
          <table:table-cell table:formula="of:=[.C17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*(1+[.$G$1])-[.C180]" office:value-type="float" office:value="-3910629.15343591" calcext:value-type="float">
            <text:p>-3910629,1534359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*(1+[.$G$1])-[.C181]" office:value-type="float" office:value="-3961476.58734241" calcext:value-type="float">
            <text:p>-3961476,58734241</text:p>
          </table:table-cell>
          <table:table-cell table:formula="of:=[.C17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*(1+[.$G$1])-[.C182]" office:value-type="float" office:value="-4013240.12272638" calcext:value-type="float">
            <text:p>-4013240,12272638</text:p>
          </table:table-cell>
          <table:table-cell table:formula="of:=[.C18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*(1+[.$G$1])-[.C183]" office:value-type="float" office:value="-4065028.15718471" calcext:value-type="float">
            <text:p>-4065028,15718471</text:p>
          </table:table-cell>
          <table:table-cell table:formula="of:=[.C18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*(1+[.$G$1])-[.C184]" office:value-type="float" office:value="-4117290.91529224" calcext:value-type="float">
            <text:p>-4117290,91529224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*(1+[.$G$1])-[.C185]" office:value-type="float" office:value="-4170032.74868241" calcext:value-type="float">
            <text:p>-4170032,74868241</text:p>
          </table:table-cell>
          <table:table-cell table:formula="of:=[.C18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*(1+[.$G$1])-[.C186]" office:value-type="float" office:value="-4223708.04887867" calcext:value-type="float">
            <text:p>-4223708,04887867</text:p>
          </table:table-cell>
          <table:table-cell table:formula="of:=[.C18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*(1+[.$G$1])-[.C187]" office:value-type="float" office:value="-4277425.37266006" calcext:value-type="float">
            <text:p>-4277425,37266006</text:p>
          </table:table-cell>
          <table:table-cell table:formula="of:=[.C18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*(1+[.$G$1])-[.C188]" office:value-type="float" office:value="-4331635.10524278" calcext:value-type="float">
            <text:p>-4331635,1052427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*(1+[.$G$1])-[.C189]" office:value-type="float" office:value="-4386341.76037417" calcext:value-type="float">
            <text:p>-4386341,76037417</text:p>
          </table:table-cell>
          <table:table-cell table:formula="of:=[.C18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*(1+[.$G$1])-[.C190]" office:value-type="float" office:value="-4441999.8931776" calcext:value-type="float">
            <text:p>-4441999,8931776</text:p>
          </table:table-cell>
          <table:table-cell table:formula="of:=[.C18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*(1+[.$G$1])-[.C191]" office:value-type="float" office:value="-4497718.22553173" calcext:value-type="float">
            <text:p>-4497718,22553173</text:p>
          </table:table-cell>
          <table:table-cell table:formula="of:=[.C18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*(1+[.$G$1])-[.C192]" office:value-type="float" office:value="-4553947.30926577" calcext:value-type="float">
            <text:p>-4553947,30926577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*(1+[.$G$1])-[.C193]" office:value-type="float" office:value="-4610691.82626737" calcext:value-type="float">
            <text:p>-4610691,82626737</text:p>
          </table:table-cell>
          <table:table-cell table:formula="of:=[.C19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*(1+[.$G$1])-[.C194]" office:value-type="float" office:value="-4668406.50134149" calcext:value-type="float">
            <text:p>-4668406,50134149</text:p>
          </table:table-cell>
          <table:table-cell table:formula="of:=[.C19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*(1+[.$G$1])-[.C195]" office:value-type="float" office:value="-4726200.22760379" calcext:value-type="float">
            <text:p>-4726200,22760379</text:p>
          </table:table-cell>
          <table:table-cell table:formula="of:=[.C19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*(1+[.$G$1])-[.C196]" office:value-type="float" office:value="-4784523.72969015" calcext:value-type="float">
            <text:p>-4784523,7296901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*(1+[.$G$1])-[.C197]" office:value-type="float" office:value="-4843381.86387898" calcext:value-type="float">
            <text:p>-4843381,86387898</text:p>
          </table:table-cell>
          <table:table-cell table:formula="of:=[.C19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*(1+[.$G$1])-[.C198]" office:value-type="float" office:value="-4903229.53096454" calcext:value-type="float">
            <text:p>-4903229,53096454</text:p>
          </table:table-cell>
          <table:table-cell table:formula="of:=[.C19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*(1+[.$G$1])-[.C199]" office:value-type="float" office:value="-4963175.80166505" calcext:value-type="float">
            <text:p>-4963175,80166505</text:p>
          </table:table-cell>
          <table:table-cell table:formula="of:=[.C19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*(1+[.$G$1])-[.C200]" office:value-type="float" office:value="-5023671.57984698" calcext:value-type="float">
            <text:p>-5023671,5798469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*(1+[.$G$1])-[.C201]" office:value-type="float" office:value="-5084721.90266224" calcext:value-type="float">
            <text:p>-5084721,90266224</text:p>
          </table:table-cell>
          <table:table-cell table:formula="of:=[.C19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*(1+[.$G$1])-[.C202]" office:value-type="float" office:value="-5146781.85343665" calcext:value-type="float">
            <text:p>-5146781,85343665</text:p>
          </table:table-cell>
          <table:table-cell table:formula="of:=[.C20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*(1+[.$G$1])-[.C203]" office:value-type="float" office:value="-5208960.68709315" calcext:value-type="float">
            <text:p>-5208960,68709315</text:p>
          </table:table-cell>
          <table:table-cell table:formula="of:=[.C20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*(1+[.$G$1])-[.C204]" office:value-type="float" office:value="-5271709.4933915" calcext:value-type="float">
            <text:p>-5271709,4933915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*(1+[.$G$1])-[.C205]" office:value-type="float" office:value="-5335033.49708093" calcext:value-type="float">
            <text:p>-5335033,49708093</text:p>
          </table:table-cell>
          <table:table-cell table:formula="of:=[.C20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*(1+[.$G$1])-[.C206]" office:value-type="float" office:value="-5399387.97080417" calcext:value-type="float">
            <text:p>-5399387,97080417</text:p>
          </table:table-cell>
          <table:table-cell table:formula="of:=[.C20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*(1+[.$G$1])-[.C207]" office:value-type="float" office:value="-5463882.36053654" calcext:value-type="float">
            <text:p>-5463882,36053654</text:p>
          </table:table-cell>
          <table:table-cell table:formula="of:=[.C20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*(1+[.$G$1])-[.C208]" office:value-type="float" office:value="-5528967.94884146" calcext:value-type="float">
            <text:p>-5528967,9488414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*(1+[.$G$1])-[.C209]" office:value-type="float" office:value="-5594650.15503917" calcext:value-type="float">
            <text:p>-5594650,15503917</text:p>
          </table:table-cell>
          <table:table-cell table:formula="of:=[.C20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*(1+[.$G$1])-[.C210]" office:value-type="float" office:value="-5661384.44812703" calcext:value-type="float">
            <text:p>-5661384,44812703</text:p>
          </table:table-cell>
          <table:table-cell table:formula="of:=[.C20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*(1+[.$G$1])-[.C211]" office:value-type="float" office:value="-5728280.47223486" calcext:value-type="float">
            <text:p>-5728280,47223486</text:p>
          </table:table-cell>
          <table:table-cell table:formula="of:=[.C20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*(1+[.$G$1])-[.C212]" office:value-type="float" office:value="-5795789.70989702" calcext:value-type="float">
            <text:p>-5795789,70989702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*(1+[.$G$1])-[.C213]" office:value-type="float" office:value="-5863917.78223774" calcext:value-type="float">
            <text:p>-5863917,78223774</text:p>
          </table:table-cell>
          <table:table-cell table:formula="of:=[.C21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*(1+[.$G$1])-[.C214]" office:value-type="float" office:value="-5933120.36190825" calcext:value-type="float">
            <text:p>-5933120,36190825</text:p>
          </table:table-cell>
          <table:table-cell table:formula="of:=[.C21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*(1+[.$G$1])-[.C215]" office:value-type="float" office:value="-6002507.29855908" calcext:value-type="float">
            <text:p>-6002507,29855908</text:p>
          </table:table-cell>
          <table:table-cell table:formula="of:=[.C21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*(1+[.$G$1])-[.C216]" office:value-type="float" office:value="-6072530.28212921" calcext:value-type="float">
            <text:p>-6072530,2821292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*(1+[.$G$1])-[.C217]" office:value-type="float" office:value="-6143195.14304873" calcext:value-type="float">
            <text:p>-6143195,14304873</text:p>
          </table:table-cell>
          <table:table-cell table:formula="of:=[.C21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*(1+[.$G$1])-[.C218]" office:value-type="float" office:value="-6214957.76519334" calcext:value-type="float">
            <text:p>-6214957,76519334</text:p>
          </table:table-cell>
          <table:table-cell table:formula="of:=[.C21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*(1+[.$G$1])-[.C219]" office:value-type="float" office:value="-6286928.21137428" calcext:value-type="float">
            <text:p>-6286928,21137428</text:p>
          </table:table-cell>
          <table:table-cell table:formula="of:=[.C21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*(1+[.$G$1])-[.C220]" office:value-type="float" office:value="-6359558.38664521" calcext:value-type="float">
            <text:p>-6359558,3866452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*(1+[.$G$1])-[.C221]" office:value-type="float" office:value="-6432854.33852279" calcext:value-type="float">
            <text:p>-6432854,33852279</text:p>
          </table:table-cell>
          <table:table-cell table:formula="of:=[.C21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*(1+[.$G$1])-[.C222]" office:value-type="float" office:value="-6507272.16995925" calcext:value-type="float">
            <text:p>-6507272,16995925</text:p>
          </table:table-cell>
          <table:table-cell table:formula="of:=[.C22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*(1+[.$G$1])-[.C223]" office:value-type="float" office:value="-6581922.16485055" calcext:value-type="float">
            <text:p>-6581922,16485055</text:p>
          </table:table-cell>
          <table:table-cell table:formula="of:=[.C22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*(1+[.$G$1])-[.C224]" office:value-type="float" office:value="-6657256.45136168" calcext:value-type="float">
            <text:p>-6657256,45136168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*(1+[.$G$1])-[.C225]" office:value-type="float" office:value="-6733281.30216583" calcext:value-type="float">
            <text:p>-6733281,30216583</text:p>
          </table:table-cell>
          <table:table-cell table:formula="of:=[.C22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*(1+[.$G$1])-[.C226]" office:value-type="float" office:value="-6810453.04743568" calcext:value-type="float">
            <text:p>-6810453,04743568</text:p>
          </table:table-cell>
          <table:table-cell table:formula="of:=[.C22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*(1+[.$G$1])-[.C227]" office:value-type="float" office:value="-6887882.20037051" calcext:value-type="float">
            <text:p>-6887882,20037051</text:p>
          </table:table-cell>
          <table:table-cell table:formula="of:=[.C22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*(1+[.$G$1])-[.C228]" office:value-type="float" office:value="-6966021.12054057" calcext:value-type="float">
            <text:p>-6966021,12054057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*(1+[.$G$1])-[.C229]" office:value-type="float" office:value="-7044876.31414553" calcext:value-type="float">
            <text:p>-7044876,31414553</text:p>
          </table:table-cell>
          <table:table-cell table:formula="of:=[.C22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*(1+[.$G$1])-[.C230]" office:value-type="float" office:value="-7124904.3470252" calcext:value-type="float">
            <text:p>-7124904,3470252</text:p>
          </table:table-cell>
          <table:table-cell table:formula="of:=[.C22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*(1+[.$G$1])-[.C231]" office:value-type="float" office:value="-7205215.97020626" calcext:value-type="float">
            <text:p>-7205215,97020626</text:p>
          </table:table-cell>
          <table:table-cell table:formula="of:=[.C229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*(1+[.$G$1])-[.C232]" office:value-type="float" office:value="-7286263.78326649" calcext:value-type="float">
            <text:p>-7286263,7832664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*(1+[.$G$1])-[.C233]" office:value-type="float" office:value="-7368054.5346131" calcext:value-type="float">
            <text:p>-7368054,5346131</text:p>
          </table:table-cell>
          <table:table-cell table:formula="of:=[.C231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*(1+[.$G$1])-[.C234]" office:value-type="float" office:value="-7451045.03451372" calcext:value-type="float">
            <text:p>-7451045,03451372</text:p>
          </table:table-cell>
          <table:table-cell table:formula="of:=[.C232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*(1+[.$G$1])-[.C235]" office:value-type="float" office:value="-7534346.28066343" calcext:value-type="float">
            <text:p>-7534346,28066343</text:p>
          </table:table-cell>
          <table:table-cell table:formula="of:=[.C233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*(1+[.$G$1])-[.C236]" office:value-type="float" office:value="-7618411.12156951" calcext:value-type="float">
            <text:p>-7618411,12156951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*(1+[.$G$1])-[.C237]" office:value-type="float" office:value="-7703246.55685056" calcext:value-type="float">
            <text:p>-7703246,55685056</text:p>
          </table:table-cell>
          <table:table-cell table:formula="of:=[.C235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*(1+[.$G$1])-[.C238]" office:value-type="float" office:value="-7789309.65028836" calcext:value-type="float">
            <text:p>-7789309,65028836</text:p>
          </table:table-cell>
          <table:table-cell table:formula="of:=[.C236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*(1+[.$G$1])-[.C239]" office:value-type="float" office:value="-7875711.655416" calcext:value-type="float">
            <text:p>-7875711,655416</text:p>
          </table:table-cell>
          <table:table-cell table:formula="of:=[.C237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*(1+[.$G$1])-[.C240]" office:value-type="float" office:value="-7962905.67892399" calcext:value-type="float">
            <text:p>-7962905,6789239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*(1+[.$G$1])-[.C241]" office:value-type="float" office:value="-8050898.98098079" calcext:value-type="float">
            <text:p>-8050898,98098079</text:p>
          </table:table-cell>
          <table:table-cell table:formula="of:=[.C239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*(1+[.$G$1])-[.C242]" office:value-type="float" office:value="-8140148.88830645" calcext:value-type="float">
            <text:p>-8140148,88830645</text:p>
          </table:table-cell>
          <table:table-cell table:formula="of:=[.C240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*(1+[.$G$1])-[.C243]" office:value-type="float" office:value="-8229766.91978259" calcext:value-type="float">
            <text:p>-8229766,91978259</text:p>
          </table:table-cell>
          <table:table-cell table:formula="of:=[.C241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*(1+[.$G$1])-[.C244]" office:value-type="float" office:value="-8320206.4498806" calcext:value-type="float">
            <text:p>-8320206,4498806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*(1+[.$G$1])-[.C245]" office:value-type="float" office:value="-8411475.00900451" calcext:value-type="float">
            <text:p>-8411475,00900451</text:p>
          </table:table-cell>
          <table:table-cell table:formula="of:=[.C243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*(1+[.$G$1])-[.C246]" office:value-type="float" office:value="-8504030.19658705" calcext:value-type="float">
            <text:p>-8504030,19658705</text:p>
          </table:table-cell>
          <table:table-cell table:formula="of:=[.C24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*(1+[.$G$1])-[.C247]" office:value-type="float" office:value="-8596983.80672243" calcext:value-type="float">
            <text:p>-8596983,80672243</text:p>
          </table:table-cell>
          <table:table-cell table:formula="of:=[.C245]*(1+[.$G$7])" office:value-type="float" office:value="15450" calcext:value-type="float">
            <text:p>15450</text:p>
          </table:table-cell>
          <table:table-cell office:value-type="string" calcext:value-type="string">
            <text:p>Increas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*(1+[.$G$1])-[.C248]" office:value-type="float" office:value="-8690789.49161739" calcext:value-type="float">
            <text:p>-8690789,49161739</text:p>
          </table:table-cell>
          <table:table-cell table:formula="of:=[.$G$4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*(1+[.$G$1])-[.C249]" office:value-type="float" office:value="-8785455.06195721" calcext:value-type="float">
            <text:p>-8785455,06195721</text:p>
          </table:table-cell>
          <table:table-cell table:formula="of:=[.C247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*(1+[.$G$1])-[.C250]" office:value-type="float" office:value="-8865988.40002515" calcext:value-type="float">
            <text:p>-8865988,40002515</text:p>
          </table:table-cell>
          <table:table-cell table:formula="of:=[.C248]" office:value-type="float" office:value="15000" calcext:value-type="float">
            <text:p>15000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creation-date>2021-04-18T21:54:08Z</meta:creation-date>
    <dc:date>2021-10-01T21:12:54.236000000</dc:date>
    <meta:editing-cycles>2</meta:editing-cycles>
    <meta:editing-duration>PT14M55S</meta:editing-duration>
    <meta:document-statistic meta:table-count="1" meta:cell-count="821" meta:object-count="0"/>
  </office:meta>
</office:document-meta>
</file>